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23cm" fo:min-width="0.3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43cm" fo:min-width="0.71cm"/>
    </style:style>
    <style:style style:name="gr4" style:family="graphic">
      <style:graphic-properties style:protect="size"/>
    </style:style>
    <style:style style:name="pr1" style:family="presentation" style:parent-style-name="Padrão-title">
      <style:graphic-properties fo:min-height="0.357cm"/>
    </style:style>
    <style:style style:name="pr2" style:family="presentation" style:parent-style-name="Padrão-title">
      <style:graphic-properties fo:min-height="1.425cm"/>
    </style:style>
    <style:style style:name="pr3" style:family="presentation" style:parent-style-name="Padrão-title">
      <style:graphic-properties fo:min-height="0.386cm"/>
    </style:style>
    <style:style style:name="pr4" style:family="presentation" style:parent-style-name="Padrão-title">
      <style:graphic-properties fo:min-height="0.505cm"/>
    </style:style>
    <style:style style:name="pr5" style:family="presentation" style:parent-style-name="Padrão-title">
      <style:graphic-properties fo:min-height="0.637cm"/>
    </style:style>
    <style:style style:name="pr6" style:family="presentation" style:parent-style-name="Padrão-title">
      <style:graphic-properties fo:min-height="0.5cm"/>
    </style:style>
    <style:style style:name="pr7" style:family="presentation" style:parent-style-name="Padrão-title">
      <style:graphic-properties fo:min-height="0.6cm"/>
    </style:style>
    <style:style style:name="pr8" style:family="presentation" style:parent-style-name="Padrão-title">
      <style:graphic-properties fo:min-height="0.535cm"/>
    </style:style>
    <style:style style:name="pr9" style:family="presentation" style:parent-style-name="Padrão-title">
      <style:graphic-properties fo:min-height="0.531cm"/>
    </style:style>
    <style:style style:name="pr10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style:font-name="Arial1" fo:font-size="8pt"/>
    </style:style>
    <style:style style:name="P7" style:family="paragraph">
      <loext:graphic-properties draw:fill-color="#ffffff"/>
    </style:style>
    <style:style style:name="T1" style:family="text">
      <style:text-properties style:font-name="Arial" fo:font-size="10pt" style:font-size-asian="18pt" style:font-size-complex="18pt"/>
    </style:style>
    <style:style style:name="T2" style:family="text">
      <style:text-properties style:font-name="Arial" fo:font-size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1" fo:font-size="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xml:id="id11" draw:id="id11" draw:layer="layout" svg:width="1.21cm" svg:height="1.093cm" svg:x="13.295cm" svg:y="3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8cm" svg:y1="2.2cm" svg:x2="13.5cm" svg:y2="3.1cm">
          <text:p/>
        </draw:line>
        <draw:custom-shape draw:style-name="gr1" draw:text-style-name="P1" draw:layer="layout" svg:width="1.21cm" svg:height="1.093cm" svg:x="13.296cm" svg:y="5.3cm">
          <text:p text:style-name="P1">ini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21cm" svg:height="1.093cm" svg:x="13.297cm" svg:y="5.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4" draw:layer="layout" svg:width="1.599cm" svg:height="0.357cm" svg:x="12cm" svg:y="1.8cm" presentation:class="title" presentation:user-transformed="true">
          <draw:text-box>
            <text:p><text:span text:style-name="T2">reset</text:span></text:p>
          </draw:text-box>
        </draw:frame>
        <draw:frame presentation:style-name="pr2" draw:text-style-name="P6" draw:layer="layout" svg:width="2.5cm" svg:height="1.425cm" svg:x="14.6cm" svg:y="2.788cm" presentation:class="title" presentation:user-transformed="true">
          <draw:text-box>
            <text:p text:style-name="P5"><text:span text:style-name="T3">NS ← green;</text:span><text:span text:style-name="T3"><text:line-break/></text:span><text:span text:style-name="T3">EW ← red;</text:span><text:span text:style-name="T3"><text:line-break/></text:span><text:span text:style-name="T3">P ← red;</text:span><text:span text:style-name="T3"><text:line-break/></text:span><text:span text:style-name="T3">time ← 0</text:span><text:span text:style-name="T4">;</text:span></text:p>
          </draw:text-box>
        </draw:frame>
        <draw:frame presentation:style-name="pr3" draw:text-style-name="P6" draw:layer="layout" svg:width="2.193cm" svg:height="0.386cm" svg:x="14.5cm" svg:y="7.414cm" presentation:class="title" presentation:user-transformed="true">
          <draw:text-box>
            <text:p text:style-name="P5"><text:span text:style-name="T5">time </text:span><text:span text:style-name="T3">← time + 1;</text:span></text:p>
          </draw:text-box>
        </draw:frame>
        <draw:custom-shape draw:style-name="gr1" draw:text-style-name="P2" xml:id="id1" draw:id="id1" draw:layer="layout" svg:width="1.21cm" svg:height="1.093cm" svg:x="13.29cm" svg:y="7.10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1cm" svg:height="1.093cm" svg:x="16.6cm" svg:y="6.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182cm" svg:x1="13.29cm" svg:y1="7.654cm" svg:x2="13.297cm" svg:y2="5.847cm" draw:start-shape="id1" draw:start-glue-point="6" draw:end-shape="id2" draw:end-glue-point="6" svg:d="M13290 7654c-478 0-482-1807 7-1807" svg:viewBox="0 0 367 1808">
          <text:p/>
        </draw:connector>
        <draw:frame presentation:style-name="pr3" draw:text-style-name="P6" draw:layer="layout" svg:width="1.4cm" svg:height="0.386cm" svg:x="15.3cm" svg:y="5.5cm" presentation:class="title" presentation:user-transformed="true">
          <draw:text-box>
            <text:p text:style-name="P5"><text:span text:style-name="T5">time = 45;</text:span></text:p>
          </draw:text-box>
        </draw:frame>
        <draw:connector draw:style-name="gr2" draw:text-style-name="P3" draw:layer="layout" draw:type="curve" svg:x1="17.205cm" svg:y1="7.493cm" svg:x2="13.895cm" svg:y2="8.2cm" draw:start-shape="id3" draw:start-glue-point="8" draw:end-shape="id1" draw:end-glue-point="8" svg:d="M17205 7493c0 1812-3310 1458-3310 707" svg:viewBox="0 0 3311 1320">
          <text:p/>
        </draw:connector>
        <draw:custom-shape draw:style-name="gr1" draw:text-style-name="P2" xml:id="id4" draw:id="id4" draw:layer="layout" svg:width="1.21cm" svg:height="1.093cm" svg:x="19.19cm" svg:y="7.6cm">
          <text:p text:style-name="P1"><text:span text:style-name="T1">S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578cm" svg:x1="14.33cm" svg:y1="5.46cm" svg:x2="19.795cm" svg:y2="7.6cm" draw:start-shape="id2" draw:start-glue-point="11" draw:end-shape="id4" draw:end-glue-point="4" svg:d="M14330 5460c0-126 5465-1196 5465 2140" svg:viewBox="0 0 5466 2403">
          <text:p/>
        </draw:connector>
        <draw:frame presentation:style-name="pr4" draw:text-style-name="P6" draw:layer="layout" svg:width="1.4cm" svg:height="0.505cm" svg:x="17.3cm" svg:y="4.8cm" presentation:class="title" presentation:user-transformed="true">
          <draw:text-box>
            <text:p text:style-name="P5"><text:span text:style-name="T5">time = 55;</text:span></text:p>
          </draw:text-box>
        </draw:frame>
        <draw:frame presentation:style-name="pr5" draw:text-style-name="P6" draw:layer="layout" svg:width="2.21cm" svg:height="0.637cm" svg:x="17.79cm" svg:y="6.567cm" presentation:class="title" presentation:user-transformed="true">
          <draw:text-box>
            <text:p text:style-name="P5"><text:span text:style-name="T5"><text:s/></text:span><text:span text:style-name="T5">NS </text:span><text:span text:style-name="T3">← yellow;</text:span></text:p>
          </draw:text-box>
        </draw:frame>
        <draw:connector draw:style-name="gr2" draw:text-style-name="P3" draw:layer="layout" draw:type="curve" draw:line-skew="0.306cm" svg:x1="19.795cm" svg:y1="8.693cm" svg:x2="13.895cm" svg:y2="8.2cm" draw:start-shape="id4" draw:start-glue-point="8" draw:end-shape="id1" draw:end-glue-point="8" svg:d="M19795 8693c0 1210-5900 1457-5900-493" svg:viewBox="0 0 5901 1434">
          <text:p/>
        </draw:connector>
        <draw:custom-shape draw:style-name="gr1" draw:text-style-name="P2" xml:id="id5" draw:id="id5" draw:layer="layout" svg:width="1.21cm" svg:height="1.093cm" svg:x="21.7cm" svg:y="8.863cm">
          <text:p text:style-name="P1"><text:span text:style-name="T1">S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902cm" svg:y1="6.393cm" svg:x2="13.895cm" svg:y2="7.107cm" draw:start-shape="id2" draw:start-glue-point="8" draw:end-shape="id1" draw:end-glue-point="4" svg:d="M13902 6393c0 535-7 179-7 714" svg:viewBox="0 0 8 715">
          <text:p/>
        </draw:connector>
        <draw:connector draw:style-name="gr2" draw:text-style-name="P3" draw:layer="layout" draw:type="curve" svg:x1="14.507cm" svg:y1="5.847cm" svg:x2="16.777cm" svg:y2="6.56cm" draw:start-shape="id2" draw:start-glue-point="10" draw:end-shape="id3" draw:end-glue-point="5" svg:d="M14507 5847c1514 0 2270 237 2270 713" svg:viewBox="0 0 2271 714">
          <text:p/>
        </draw:connector>
        <draw:frame presentation:style-name="pr5" draw:text-style-name="P6" draw:layer="layout" svg:width="1.436cm" svg:height="0.637cm" svg:x="11.064cm" svg:y="6.7cm" presentation:class="title" presentation:user-transformed="true">
          <draw:text-box>
            <text:p text:style-name="P5"><text:span text:style-name="T5"><text:s/></text:span><text:span text:style-name="T5">NS </text:span><text:span text:style-name="T3">← red;</text:span></text:p>
          </draw:text-box>
        </draw:frame>
        <draw:connector draw:style-name="gr2" draw:text-style-name="P3" draw:layer="layout" draw:type="curve" draw:line-skew="-0.064cm" svg:x1="14.33cm" svg:y1="5.46cm" svg:x2="22.305cm" svg:y2="8.863cm" draw:start-shape="id2" draw:start-glue-point="11" draw:end-shape="id5" draw:end-glue-point="4" svg:d="M14330 5460c0-1089 7975-2790 7975 3403" svg:viewBox="0 0 7976 4472">
          <text:p/>
        </draw:connector>
        <draw:frame presentation:style-name="pr6" draw:text-style-name="P6" draw:layer="layout" svg:width="1.49cm" svg:height="0.5cm" svg:x="23.01cm" svg:y="9.1cm" presentation:class="title" presentation:user-transformed="true">
          <draw:text-box>
            <text:p text:style-name="P5"><text:span text:style-name="T3">EW ← red;</text:span></text:p>
          </draw:text-box>
        </draw:frame>
        <draw:frame presentation:style-name="pr7" draw:text-style-name="P6" draw:layer="layout" svg:width="1.6cm" svg:height="0.6cm" svg:x="18.5cm" svg:y="4cm" presentation:class="title" presentation:user-transformed="true">
          <draw:text-box>
            <text:p text:style-name="P5"><text:span text:style-name="T5">time = 105;</text:span></text:p>
          </draw:text-box>
        </draw:frame>
        <draw:connector draw:style-name="gr2" draw:text-style-name="P3" draw:layer="layout" draw:type="curve" svg:x1="22.305cm" svg:y1="9.956cm" svg:x2="13.895cm" svg:y2="8.2cm" draw:start-shape="id5" draw:start-glue-point="8" draw:end-shape="id1" draw:end-glue-point="8" svg:d="M22305 9956c0 751-8410 1629-8410-1756" svg:viewBox="0 0 8411 2448">
          <text:p/>
        </draw:connector>
        <draw:custom-shape draw:style-name="gr1" draw:text-style-name="P2" xml:id="id6" draw:id="id6" draw:layer="layout" svg:width="1.21cm" svg:height="1.093cm" svg:x="9.901cm" svg:y="6.4cm">
          <text:p text:style-name="P1"><text:span text:style-name="T1">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1cm" svg:height="1.093cm" svg:x="7.491cm" svg:y="7.6cm">
          <text:p text:style-name="P1"><text:span text:style-name="T1">S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297cm" svg:y1="5.847cm" svg:x2="10.934cm" svg:y2="6.56cm" draw:start-shape="id2" draw:start-glue-point="6" draw:end-shape="id6" draw:end-glue-point="11" svg:d="M13297 5847c-1576 0-2363 237-2363 713" svg:viewBox="0 0 2364 714">
          <text:p/>
        </draw:connector>
        <draw:connector draw:style-name="gr2" draw:text-style-name="P3" draw:layer="layout" draw:type="curve" draw:line-skew="0.468cm" svg:x1="13.474cm" svg:y1="5.46cm" svg:x2="8.096cm" svg:y2="7.6cm" draw:start-shape="id2" draw:start-glue-point="5" draw:end-shape="id7" draw:end-glue-point="4" svg:d="M13474 5460c0-291-5378-1361-5378 2140" svg:viewBox="0 0 5379 2524">
          <text:p/>
        </draw:connector>
        <draw:connector draw:style-name="gr2" draw:text-style-name="P3" draw:layer="layout" draw:type="curve" svg:x1="10.506cm" svg:y1="7.493cm" svg:x2="13.895cm" svg:y2="8.2cm" draw:start-shape="id6" draw:start-glue-point="8" draw:end-shape="id1" draw:end-glue-point="8" svg:d="M10506 7493c0 1812 3389 1458 3389 707" svg:viewBox="0 0 3390 1320">
          <text:p/>
        </draw:connector>
        <draw:connector draw:style-name="gr2" draw:text-style-name="P3" draw:layer="layout" draw:type="curve" svg:x1="8.096cm" svg:y1="8.693cm" svg:x2="13.895cm" svg:y2="8.2cm" draw:start-shape="id7" draw:start-glue-point="8" draw:end-shape="id1" draw:end-glue-point="8" svg:d="M8096 8693c0 751 5799 998 5799-493" svg:viewBox="0 0 5800 1091">
          <text:p/>
        </draw:connector>
        <draw:custom-shape draw:style-name="gr3" draw:text-style-name="P2" xml:id="id8" draw:id="id8" draw:layer="layout" svg:width="1.21cm" svg:height="1.093cm" svg:x="5.101cm" svg:y="8.863cm">
          <text:p text:style-name="P1"><text:span text:style-name="T1">S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474cm" svg:y1="5.46cm" svg:x2="5.706cm" svg:y2="8.863cm" draw:start-shape="id2" draw:start-glue-point="5" draw:end-shape="id8" draw:end-glue-point="4" svg:d="M13474 5460c0-993-7768-2694-7768 3403" svg:viewBox="0 0 7769 4402">
          <text:p/>
        </draw:connector>
        <draw:connector draw:style-name="gr2" draw:text-style-name="P3" draw:layer="layout" draw:type="curve" svg:x1="5.706cm" svg:y1="9.956cm" svg:x2="13.895cm" svg:y2="8.2cm" draw:start-shape="id8" draw:start-glue-point="8" draw:end-shape="id1" draw:end-glue-point="8" svg:d="M5706 9956c0 751 8189 1629 8189-1756" svg:viewBox="0 0 8190 2448">
          <text:p/>
        </draw:connector>
        <draw:frame presentation:style-name="pr3" draw:text-style-name="P6" draw:layer="layout" svg:width="1.4cm" svg:height="0.386cm" svg:x="11.3cm" svg:y="5.5cm" presentation:class="title" presentation:user-transformed="true">
          <draw:text-box>
            <text:p text:style-name="P5"><text:span text:style-name="T5">time = 50;</text:span></text:p>
          </draw:text-box>
        </draw:frame>
        <draw:frame presentation:style-name="pr8" draw:text-style-name="P6" draw:layer="layout" svg:width="1.5cm" svg:height="0.535cm" svg:x="8.9cm" svg:y="4.786cm" presentation:class="title" presentation:user-transformed="true">
          <draw:text-box>
            <text:p text:style-name="P5"><text:span text:style-name="T5">time = 100;</text:span></text:p>
          </draw:text-box>
        </draw:frame>
        <draw:frame presentation:style-name="pr7" draw:text-style-name="P6" draw:layer="layout" svg:width="1.6cm" svg:height="0.6cm" svg:x="8.3cm" svg:y="4cm" presentation:class="title" presentation:user-transformed="true">
          <draw:text-box>
            <text:p text:style-name="P5"><text:span text:style-name="T5">time = 110;</text:span></text:p>
          </draw:text-box>
        </draw:frame>
        <draw:frame presentation:style-name="pr5" draw:text-style-name="P6" draw:layer="layout" svg:width="1.915cm" svg:height="0.637cm" svg:x="20.39cm" svg:y="7.768cm" presentation:class="title" presentation:user-transformed="true">
          <draw:text-box>
            <text:p text:style-name="P5"><text:span text:style-name="T5"><text:s/></text:span><text:span text:style-name="T5">EW </text:span><text:span text:style-name="T3">← green;</text:span></text:p>
          </draw:text-box>
        </draw:frame>
        <draw:frame presentation:style-name="pr5" draw:text-style-name="P6" draw:layer="layout" svg:width="1.936cm" svg:height="0.637cm" svg:x="8.664cm" svg:y="7.701cm" presentation:class="title" presentation:user-transformed="true">
          <draw:text-box>
            <text:p text:style-name="P5"><text:span text:style-name="T5"><text:s/></text:span><text:span text:style-name="T5">EW </text:span><text:span text:style-name="T3">← yellow;</text:span></text:p>
          </draw:text-box>
        </draw:frame>
        <draw:frame presentation:style-name="pr5" draw:text-style-name="P6" draw:layer="layout" svg:width="1.936cm" svg:height="0.637cm" svg:x="6.264cm" svg:y="9.002cm" presentation:class="title" presentation:user-transformed="true">
          <draw:text-box>
            <text:p text:style-name="P5"><text:span text:style-name="T5"><text:s/></text:span><text:span text:style-name="T5">P </text:span><text:span text:style-name="T3">← green;</text:span></text:p>
          </draw:text-box>
        </draw:frame>
        <draw:custom-shape draw:style-name="gr1" draw:text-style-name="P2" xml:id="id9" draw:id="id9" draw:layer="layout" svg:width="1.21cm" svg:height="1.093cm" svg:x="24.401cm" svg:y="10.063cm">
          <text:p text:style-name="P1"><text:span text:style-name="T1">S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516cm" svg:x1="14.33cm" svg:y1="5.46cm" svg:x2="25.006cm" svg:y2="10.063cm" draw:start-shape="id2" draw:start-glue-point="11" draw:end-shape="id9" draw:end-glue-point="4" svg:d="M14330 5460c0-1767 10676-4068 10676 4603" svg:viewBox="0 0 10677 6266">
          <text:p/>
        </draw:connector>
        <draw:frame presentation:style-name="pr7" draw:text-style-name="P6" draw:layer="layout" svg:width="1.6cm" svg:height="0.6cm" svg:x="19.7cm" svg:y="3.3cm" presentation:class="title" presentation:user-transformed="true">
          <draw:text-box>
            <text:p text:style-name="P5"><text:span text:style-name="T5">time = 135;</text:span></text:p>
          </draw:text-box>
        </draw:frame>
        <draw:frame presentation:style-name="pr9" draw:text-style-name="P6" draw:layer="layout" svg:width="1.309cm" svg:height="0.531cm" svg:x="25.591cm" svg:y="10.4cm" presentation:class="title" presentation:user-transformed="true">
          <draw:text-box>
            <text:p text:style-name="P5"><text:span text:style-name="T5"><text:s/></text:span><text:span text:style-name="T5">P </text:span><text:span text:style-name="T3">← red;</text:span></text:p>
          </draw:text-box>
        </draw:frame>
        <draw:custom-shape draw:style-name="gr1" draw:text-style-name="P2" xml:id="id10" draw:id="id10" draw:layer="layout" svg:width="1.21cm" svg:height="1.093cm" svg:x="2.902cm" svg:y="10.063cm">
          <text:p text:style-name="P1"><text:span text:style-name="T1">S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6" draw:layer="layout" svg:width="1.836cm" svg:height="0.637cm" svg:x="4.164cm" svg:y="10.303cm" presentation:class="title" presentation:user-transformed="true">
          <draw:text-box>
            <text:p text:style-name="P5"><text:span text:style-name="T5">NS </text:span><text:span text:style-name="T3">← green;</text:span><text:span text:style-name="T3"><text:line-break/></text:span><text:span text:style-name="T3">time ← 0;</text:span></text:p>
          </draw:text-box>
        </draw:frame>
        <draw:connector draw:style-name="gr2" draw:text-style-name="P3" draw:layer="layout" draw:type="curve" svg:x1="25.006cm" svg:y1="11.156cm" svg:x2="13.895cm" svg:y2="8.2cm" draw:start-shape="id9" draw:start-glue-point="8" draw:end-shape="id1" svg:d="M25006 11156c0 751-11111 2229-11111-2956" svg:viewBox="0 0 11112 3742">
          <text:p/>
        </draw:connector>
        <draw:connector draw:style-name="gr2" draw:text-style-name="P3" draw:layer="layout" draw:type="curve" draw:line-skew="-0.516cm" svg:x1="13.474cm" svg:y1="5.46cm" svg:x2="3.507cm" svg:y2="10.063cm" draw:start-shape="id2" draw:start-glue-point="5" draw:end-shape="id10" draw:end-glue-point="4" svg:d="M13474 5460c0-1767-9967-4068-9967 4603" svg:viewBox="0 0 9968 6266">
          <text:p/>
        </draw:connector>
        <draw:frame presentation:style-name="pr7" draw:text-style-name="P6" draw:layer="layout" svg:width="1.6cm" svg:height="0.6cm" svg:x="7.7cm" svg:y="3.2cm" presentation:class="title" presentation:user-transformed="true">
          <draw:text-box>
            <text:p text:style-name="P5"><text:span text:style-name="T5">time = 140;</text:span></text:p>
          </draw:text-box>
        </draw:frame>
        <draw:connector draw:style-name="gr2" draw:text-style-name="P3" draw:layer="layout" draw:type="curve" svg:x1="3.507cm" svg:y1="11.156cm" svg:x2="13.895cm" svg:y2="8.2cm" draw:start-shape="id10" draw:start-glue-point="8" draw:end-shape="id1" draw:end-glue-point="8" svg:d="M3507 11156c0 751 10388 2229 10388-2956" svg:viewBox="0 0 10389 3742">
          <text:p/>
        </draw:connector>
        <draw:connector draw:style-name="gr2" draw:text-style-name="P3" draw:layer="layout" draw:type="curve" svg:x1="13.9cm" svg:y1="4.093cm" svg:x2="13.902cm" svg:y2="5.3cm" draw:start-shape="id11" draw:start-glue-point="8" draw:end-shape="id2" draw:end-glue-point="4" svg:d="M13900 4093c0 904 2 301 2 1207" svg:viewBox="0 0 3 1208">
          <text:p/>
        </draw:connecto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41:44.931793589</meta:creation-date>
    <dc:date>2018-09-01T16:23:40.047217962</dc:date>
    <meta:editing-duration>PT45M35S</meta:editing-duration>
    <meta:editing-cycles>8</meta:editing-cycles>
    <meta:generator>LibreOffice/6.0.3.2$Linux_X86_64 LibreOffice_project/00m0$Build-2</meta:generator>
    <meta:document-statistic meta:object-count="74"/>
  </office:meta>
</office:document-meta>
</file>